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a3cb"/>
    </style:style>
    <style:style style:name="P2" style:family="paragraph" style:parent-style-name="Standard">
      <style:text-properties fo:font-weight="normal" officeooo:paragraph-rsid="0018f854" style:font-weight-asian="normal" style:font-weight-complex="normal"/>
    </style:style>
    <style:style style:name="P3" style:family="paragraph" style:parent-style-name="Standard">
      <style:text-properties fo:font-weight="normal" officeooo:rsid="001ebb89" officeooo:paragraph-rsid="001ebb89" style:font-weight-asian="normal" style:font-weight-complex="normal"/>
    </style:style>
    <style:style style:name="P4" style:family="paragraph" style:parent-style-name="Standard">
      <style:text-properties fo:font-weight="bold" officeooo:rsid="00290078" officeooo:paragraph-rsid="00290078" style:font-weight-asian="bold" style:font-weight-complex="bold"/>
    </style:style>
    <style:style style:name="P5" style:family="paragraph" style:parent-style-name="Standard">
      <style:text-properties fo:font-weight="bold" officeooo:rsid="00290078" officeooo:paragraph-rsid="0029d822" style:font-weight-asian="bold" style:font-weight-complex="bold"/>
    </style:style>
    <style:style style:name="P6" style:family="paragraph" style:parent-style-name="Standard">
      <style:text-properties fo:font-weight="bold" officeooo:rsid="002cc1f3" officeooo:paragraph-rsid="002cc1f3" style:font-weight-asian="bold" style:font-weight-complex="bold"/>
    </style:style>
    <style:style style:name="P7" style:family="paragraph" style:parent-style-name="Standard">
      <style:text-properties fo:font-weight="bold" officeooo:rsid="003fbab5" officeooo:paragraph-rsid="003fbab5" style:font-weight-asian="bold" style:font-weight-complex="bold"/>
    </style:style>
    <style:style style:name="P8" style:family="paragraph" style:parent-style-name="Standard">
      <style:text-properties fo:font-weight="bold" officeooo:rsid="0041f686" officeooo:paragraph-rsid="0041f686" style:font-weight-asian="bold" style:font-weight-complex="bold"/>
    </style:style>
    <style:style style:name="P9" style:family="paragraph" style:parent-style-name="Standard">
      <style:text-properties fo:font-weight="bold" officeooo:rsid="004432d6" officeooo:paragraph-rsid="004626af" style:font-weight-asian="bold" style:font-weight-complex="bold"/>
    </style:style>
    <style:style style:name="P10" style:family="paragraph" style:parent-style-name="Standard">
      <style:text-properties fo:font-weight="bold" officeooo:rsid="004432d6" officeooo:paragraph-rsid="004734d8" style:font-weight-asian="bold" style:font-weight-complex="bold"/>
    </style:style>
    <style:style style:name="P11" style:family="paragraph" style:parent-style-name="Standard">
      <style:text-properties fo:color="#3333ff" fo:font-size="14pt" fo:font-weight="bold" officeooo:rsid="005b6d1e" officeooo:paragraph-rsid="005b6d1e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text-properties fo:color="#3333ff" fo:font-size="14pt" fo:font-weight="bold" officeooo:rsid="005b6d1e" officeooo:paragraph-rsid="005b6d1e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fo:font-size="14pt" fo:font-weight="normal" officeooo:rsid="001ebb89" officeooo:paragraph-rsid="001ebb89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fo:font-size="14pt" fo:font-weight="normal" officeooo:rsid="00290078" officeooo:paragraph-rsid="00290078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fo:font-size="14pt" fo:font-weight="normal" officeooo:rsid="00414fb5" officeooo:paragraph-rsid="003fbab5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fo:font-size="14pt" fo:font-weight="normal" officeooo:rsid="00414fb5" officeooo:paragraph-rsid="005b6d1e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fo:font-size="14pt" fo:font-weight="normal" officeooo:rsid="00626c17" officeooo:paragraph-rsid="00626c17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color="#000000" fo:font-size="14pt" fo:font-weight="bold" officeooo:rsid="001ebb89" officeooo:paragraph-rsid="001ebb89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fo:font-size="14pt" fo:font-weight="bold" officeooo:rsid="00290078" officeooo:paragraph-rsid="00290078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fo:font-size="14pt" fo:font-weight="bold" officeooo:rsid="00290078" officeooo:paragraph-rsid="0029d822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fo:font-size="14pt" fo:font-weight="bold" officeooo:rsid="004734d8" officeooo:paragraph-rsid="004734d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fo:font-size="14pt" fo:font-weight="bold" officeooo:rsid="0031253d" officeooo:paragraph-rsid="0031253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fo:font-size="14pt" fo:font-weight="bold" officeooo:rsid="004626af" officeooo:paragraph-rsid="004626af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fo:font-size="14pt" fo:font-weight="bold" officeooo:rsid="0031dad6" officeooo:paragraph-rsid="0031dad6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fo:font-size="14pt" fo:font-weight="bold" officeooo:rsid="003561a1" officeooo:paragraph-rsid="003561a1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fo:font-size="14pt" fo:font-weight="bold" officeooo:rsid="004432d6" officeooo:paragraph-rsid="004432d6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fo:font-size="14pt" fo:font-weight="bold" officeooo:rsid="0035ff2f" officeooo:paragraph-rsid="0035ff2f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fo:font-size="14pt" fo:font-weight="bold" officeooo:rsid="004289c6" officeooo:paragraph-rsid="004289c6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fo:font-size="14pt" fo:font-weight="bold" officeooo:rsid="003fbab5" officeooo:paragraph-rsid="003fbab5" style:font-size-asian="14pt" style:font-weight-asian="bold" style:font-size-complex="14pt" style:font-weight-complex="bold"/>
    </style:style>
    <style:style style:name="P30" style:family="paragraph" style:parent-style-name="Standard" style:list-style-name="L2">
      <style:text-properties fo:color="#000000" fo:font-size="14pt" fo:font-weight="bold" officeooo:rsid="00414fb5" officeooo:paragraph-rsid="00414fb5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fo:font-size="14pt" fo:font-weight="bold" officeooo:rsid="0041f686" officeooo:paragraph-rsid="0041f686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fo:font-size="14pt" fo:font-weight="bold" officeooo:rsid="00626c17" officeooo:paragraph-rsid="00626c17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fo:font-size="14pt" fo:font-weight="bold" officeooo:rsid="00653b7f" officeooo:paragraph-rsid="00653b7f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0000" fo:font-size="14pt" fo:font-style="italic" fo:font-weight="normal" officeooo:rsid="00414fb5" officeooo:paragraph-rsid="005b6d1e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text-properties fo:color="#801900" fo:font-size="14pt" fo:font-weight="bold" officeooo:rsid="002b6fe3" officeooo:paragraph-rsid="002b6fe3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801900" fo:font-size="14pt" fo:font-weight="bold" officeooo:rsid="0035ff2f" officeooo:paragraph-rsid="0035ff2f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801900" fo:font-size="14pt" fo:font-weight="normal" officeooo:rsid="00290078" officeooo:paragraph-rsid="00290078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801900" fo:font-size="14pt" fo:font-weight="normal" officeooo:rsid="0049ac0f" officeooo:paragraph-rsid="0049ac0f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801900" fo:font-size="14pt" fo:font-weight="normal" officeooo:rsid="002b6fe3" officeooo:paragraph-rsid="002b6fe3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801900" fo:font-size="14pt" fo:font-weight="normal" officeooo:rsid="0031253d" officeooo:paragraph-rsid="0031253d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801900" fo:font-size="14pt" fo:font-weight="normal" officeooo:rsid="0031dad6" officeooo:paragraph-rsid="0031dad6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801900" fo:font-size="14pt" fo:font-weight="normal" officeooo:rsid="003561a1" officeooo:paragraph-rsid="003561a1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801900" fo:font-size="14pt" fo:font-weight="normal" officeooo:rsid="0035ff2f" officeooo:paragraph-rsid="0035ff2f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801900" fo:font-size="14pt" fo:font-weight="normal" officeooo:rsid="0037a92c" officeooo:paragraph-rsid="0037a92c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ba131a" fo:font-size="14pt" fo:font-weight="bold" officeooo:rsid="00626c17" officeooo:paragraph-rsid="00626c17" style:font-size-asian="14pt" style:font-weight-asian="bold" style:font-size-complex="14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color="#801900" fo:font-size="14pt" fo:font-weight="normal" officeooo:rsid="0049ac0f" officeooo:paragraph-rsid="0049ac0f" style:font-size-asian="14pt" style:font-weight-asian="normal" style:font-size-complex="14pt" style:font-weight-complex="normal"/>
    </style:style>
    <style:style style:name="T1" style:family="text">
      <style:text-properties fo:color="#3333ff" fo:font-size="14pt" fo:font-weight="bold" officeooo:rsid="0014fa7d" style:font-size-asian="14pt" style:font-weight-asian="bold" style:font-size-complex="14pt" style:font-weight-complex="bold"/>
    </style:style>
    <style:style style:name="T2" style:family="text">
      <style:text-properties fo:color="#3333ff" fo:font-size="14pt" fo:font-weight="bold" officeooo:rsid="0017a3cb" style:font-size-asian="14pt" style:font-weight-asian="bold" style:font-size-complex="14pt" style:font-weight-complex="bold"/>
    </style:style>
    <style:style style:name="T3" style:family="text">
      <style:text-properties fo:color="#3333ff" fo:font-size="14pt" fo:font-weight="bold" officeooo:rsid="0018a4ef" style:font-size-asian="14pt" style:font-weight-asian="bold" style:font-size-complex="14pt" style:font-weight-complex="bold"/>
    </style:style>
    <style:style style:name="T4" style:family="text">
      <style:text-properties fo:color="#3333ff" fo:font-weight="bold" officeooo:rsid="005b6d1e" style:font-weight-asian="bold" style:font-weight-complex="bold"/>
    </style:style>
    <style:style style:name="T5" style:family="text">
      <style:text-properties fo:color="#000000" fo:font-size="14pt" fo:font-weight="bold" officeooo:rsid="001adb5a" style:font-size-asian="14pt" style:font-weight-asian="bold" style:font-size-complex="14pt" style:font-weight-complex="bold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officeooo:rsid="001adb5a" style:font-size-asian="14pt" style:font-size-complex="14pt"/>
    </style:style>
    <style:style style:name="T8" style:family="text">
      <style:text-properties fo:color="#000000" fo:font-size="14pt" officeooo:rsid="001ebb89" style:font-size-asian="14pt" style:font-size-complex="14pt"/>
    </style:style>
    <style:style style:name="T9" style:family="text">
      <style:text-properties fo:color="#000000" fo:font-size="14pt" officeooo:rsid="0029d822" style:font-size-asian="14pt" style:font-size-complex="14pt"/>
    </style:style>
    <style:style style:name="T10" style:family="text">
      <style:text-properties fo:color="#000000" fo:font-size="14pt" officeooo:rsid="002cc1f3" style:font-size-asian="14pt" style:font-size-complex="14pt"/>
    </style:style>
    <style:style style:name="T11" style:family="text">
      <style:text-properties fo:color="#000000" fo:font-size="14pt" officeooo:rsid="00391157" style:font-size-asian="14pt" style:font-size-complex="14pt"/>
    </style:style>
    <style:style style:name="T12" style:family="text">
      <style:text-properties fo:color="#000000" fo:font-size="14pt" officeooo:rsid="004626af" style:font-size-asian="14pt" style:font-size-complex="14pt"/>
    </style:style>
    <style:style style:name="T13" style:family="text">
      <style:text-properties fo:color="#000000" fo:font-size="14pt" officeooo:rsid="004734d8" style:font-size-asian="14pt" style:font-size-complex="14pt"/>
    </style:style>
    <style:style style:name="T14" style:family="text">
      <style:text-properties fo:color="#000000" fo:font-size="14pt" officeooo:rsid="005b6d1e" style:font-size-asian="14pt" style:font-size-complex="14pt"/>
    </style:style>
    <style:style style:name="T15" style:family="text">
      <style:text-properties fo:color="#000000" fo:font-size="14pt" fo:font-weight="normal" officeooo:rsid="00414fb5" style:font-size-asian="14pt" style:font-weight-asian="normal" style:font-size-complex="14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5b6d1e"/>
    </style:style>
    <style:style style:name="T18" style:family="text">
      <style:text-properties officeooo:rsid="005d474f"/>
    </style:style>
    <style:style style:name="T19" style:family="text">
      <style:text-properties officeooo:rsid="005f4c21"/>
    </style:style>
    <style:style style:name="T20" style:family="text">
      <style:text-properties style:text-underline-style="none"/>
    </style:style>
    <style:style style:name="T21" style:family="text">
      <style:text-properties officeooo:rsid="003fbab5"/>
    </style:style>
    <style:style style:name="T22" style:family="text">
      <style:text-properties officeooo:rsid="00626c17"/>
    </style:style>
    <style:style style:name="T23" style:family="text">
      <style:text-properties style:text-position="sub 58%"/>
    </style:style>
    <style:style style:name="T24" style:family="text">
      <style:text-properties officeooo:rsid="00637337"/>
    </style:style>
    <style:style style:name="T25" style:family="text">
      <style:text-properties fo:color="#ba131a"/>
    </style:style>
    <style:style style:name="T26" style:family="text">
      <style:text-properties fo:color="#ba131a" officeooo:rsid="00637337"/>
    </style:style>
    <style:style style:name="T27" style:family="text">
      <style:text-properties officeooo:rsid="00653b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span text:style-name="T1">DOCKER-</text:span><text:span text:style-name="T2">HADOOP</text:span><text:span text:style-name="T1">-</text:span><text:span text:style-name="T2">EDGE</text:span><text:span text:style-name="T1">-PROJECT</text:span></text:p>
      <text:p text:style-name="P1"><text:span text:style-name="T1"><text:tab/><text:tab/><text:tab/></text:span><text:span text:style-name="T3">==============================</text:span></text:p>
      <text:p text:style-name="P2"><text:span text:style-name="T7">Now we are going to see about hadoop docker image creation using </text:span><text:span text:style-name="T5">Dockerfile</text:span><text:span text:style-name="T7">.</text:span></text:p>
      <text:p text:style-name="P3"><text:span text:style-name="T7">T</text:span><text:span text:style-name="T6">he following files n</text:span><text:span text:style-name="T14">e</text:span><text:span text:style-name="T6">ed to create the docker image.. </text:span></text:p>
      <text:p text:style-name="P13"><text:tab/></text:p>
      <text:list xml:id="list2788608559" text:style-name="L1">
        <text:list-item>
          <text:p text:style-name="P18">bootstrap.sh</text:p>
        </text:list-item>
        <text:list-item>
          <text:p text:style-name="P18">core-site.xml.template</text:p>
        </text:list-item>
        <text:list-item>
          <text:p text:style-name="P18">Dockerfile</text:p>
        </text:list-item>
        <text:list-item>
          <text:p text:style-name="P18">hdfs-site.xml</text:p>
        </text:list-item>
        <text:list-item>
          <text:p text:style-name="P18">mapred-site.xml</text:p>
        </text:list-item>
        <text:list-item>
          <text:p text:style-name="P18">ssh_config</text:p>
        </text:list-item>
        <text:list-item>
          <text:p text:style-name="P18">yarn-site.xml</text:p>
        </text:list-item>
      </text:list>
      <text:p text:style-name="P13"/>
      <text:p text:style-name="P14">Here we look at the contents in listed files as follows.. </text:p>
      <text:p text:style-name="P14"/>
      <text:p text:style-name="P4"><text:span text:style-name="T11">1. </text:span><text:span text:style-name="T6">bootstrap.sh</text:span></text:p>
      <text:p text:style-name="P4"><text:span text:style-name="T6">==========</text:span><text:span text:style-name="T11">==</text:span></text:p>
      <text:p text:style-name="P5"><text:span text:style-name="T9"># vim </text:span><text:span text:style-name="T6">bootstrap.sh</text:span></text:p>
      <text:p text:style-name="P20"/>
      <text:p text:style-name="P39">#!/bin/bash</text:p>
      <text:p text:style-name="P39"/>
      <text:p text:style-name="P39">: ${HADOOP_PREFIX:=/usr/local/hadoop}</text:p>
      <text:p text:style-name="P39"/>
      <text:p text:style-name="P39">$HADOOP_PREFIX/etc/hadoop/hadoop-env.sh</text:p>
      <text:p text:style-name="P39"/>
      <text:p text:style-name="P39">rm /tmp/*.pid</text:p>
      <text:p text:style-name="P39"/>
      <text:p text:style-name="P39"># installing libraries if any - (resource urls added comma separated to the ACP system variable)</text:p>
      <text:p text:style-name="P39">cd $HADOOP_PREFIX/share/hadoop/common ; for cp in ${ACP//,/ }; do <text:s/>echo == $cp; curl -LO $cp ; done; cd -</text:p>
      <text:p text:style-name="P39"/>
      <text:p text:style-name="P39"># altering the core-site configuration</text:p>
      <text:p text:style-name="P39">sed s/HOSTNAME/$HOSTNAME/ /usr/local/hadoop/etc/hadoop/core-site.xml.template &gt; /usr/local/hadoop/etc/hadoop/core-site.xml</text:p>
      <text:p text:style-name="P39"/>
      <text:p text:style-name="P35"/>
      <text:p text:style-name="P39">service ssh start</text:p>
      <text:p text:style-name="P39">$HADOOP_PREFIX/sbin/start-dfs.sh</text:p>
      <text:p text:style-name="P39">$HADOOP_PREFIX/sbin/start-yarn.sh</text:p>
      <text:p text:style-name="P39"/>
      <text:p text:style-name="P39">if [[ $1 == "-d" ]]; then</text:p>
      <text:p text:style-name="P39"><text:s text:c="2"/>while true; do sleep 1000; done</text:p>
      <text:p text:style-name="P39">fi</text:p>
      <text:p text:style-name="P39"><text:soft-page-break/></text:p>
      <text:p text:style-name="P39">if [[ $1 == "-bash" ]]; then</text:p>
      <text:p text:style-name="P39"><text:s text:c="2"/>/bin/bash</text:p>
      <text:p text:style-name="P39">fi</text:p>
      <text:p text:style-name="P37"/>
      <text:p text:style-name="P4"><text:span text:style-name="T10">2. </text:span><text:span text:style-name="T8">core-site.xml.template</text:span></text:p>
      <text:p text:style-name="P6"><text:span text:style-name="T8">=</text:span><text:span text:style-name="T6">==================</text:span></text:p>
      <text:p text:style-name="P10"><text:span text:style-name="T6"># vi </text:span><text:span text:style-name="T13">core-site.xml.template</text:span></text:p>
      <text:p text:style-name="P21"/>
      <text:p text:style-name="P40">&lt;configuration&gt;</text:p>
      <text:p text:style-name="P40">&lt;property&gt;</text:p>
      <text:p text:style-name="P40"><text:s text:c="2"/>&lt;name&gt;hadoop.tmp.dir&lt;/name&gt;</text:p>
      <text:p text:style-name="P40"><text:s text:c="2"/>&lt;value&gt;/app/hadoop/tmp&lt;/value&gt;</text:p>
      <text:p text:style-name="P40"><text:s text:c="2"/>&lt;description&gt;A base for other temporary directories.&lt;/description&gt;</text:p>
      <text:p text:style-name="P40"><text:s/>&lt;/property&gt;</text:p>
      <text:p text:style-name="P40"/>
      <text:p text:style-name="P40"><text:s/>&lt;property&gt;</text:p>
      <text:p text:style-name="P40"><text:s text:c="2"/>&lt;name&gt;fs.default.name&lt;/name&gt;</text:p>
      <text:p text:style-name="P40"><text:s text:c="2"/>&lt;value&gt;hdfs://0.0.0.0:54310&lt;/value&gt;</text:p>
      <text:p text:style-name="P40"><text:s text:c="2"/>&lt;description&gt;The name of the default file system. <text:s/>A URI whose</text:p>
      <text:p text:style-name="P40"><text:s text:c="2"/>scheme and authority determine the FileSystem implementation. <text:s/>The</text:p>
      <text:p text:style-name="P40"><text:s text:c="2"/>uri's scheme determines the config property (fs.SCHEME.impl) naming</text:p>
      <text:p text:style-name="P40"><text:s text:c="2"/>the FileSystem implementation class. <text:s/>The uri's authority is used to</text:p>
      <text:p text:style-name="P40"><text:s text:c="2"/>determine the host, port, etc. for a filesystem.&lt;/description&gt;</text:p>
      <text:p text:style-name="P40"><text:s/>&lt;/property&gt;</text:p>
      <text:p text:style-name="P40">&lt;/configuration&gt;</text:p>
      <text:p text:style-name="P22"/>
      <text:p text:style-name="P22">3. hdfs-site.xml</text:p>
      <text:p text:style-name="P22">=============</text:p>
      <text:p text:style-name="P9"><text:span text:style-name="T6"># vi </text:span><text:span text:style-name="T12">hdfs-site.xml</text:span></text:p>
      <text:p text:style-name="P41"/>
      <text:p text:style-name="P41">&lt;configuration&gt;</text:p>
      <text:p text:style-name="P41">&lt;property&gt;</text:p>
      <text:p text:style-name="P41"><text:s text:c="2"/>&lt;name&gt;dfs.replication&lt;/name&gt;</text:p>
      <text:p text:style-name="P41"><text:s text:c="2"/>&lt;value&gt;1&lt;/value&gt;</text:p>
      <text:p text:style-name="P41"><text:s text:c="2"/>&lt;description&gt;Default block replication.</text:p>
      <text:p text:style-name="P41"><text:s text:c="2"/>The actual number of replications can be specified when the file is created.</text:p>
      <text:p text:style-name="P41"><text:s text:c="2"/>The default is used if replication is not specified in create time.</text:p>
      <text:p text:style-name="P41"><text:s text:c="2"/>&lt;/description&gt;</text:p>
      <text:p text:style-name="P41"><text:s/>&lt;/property&gt;</text:p>
      <text:p text:style-name="P41"><text:s/>&lt;property&gt;</text:p>
      <text:p text:style-name="P41"><text:s text:c="3"/>&lt;name&gt;dfs.namenode.name.dir&lt;/name&gt;</text:p>
      <text:p text:style-name="P41"><text:s text:c="3"/>&lt;value&gt;file:/usr/local/hadoop_store/hdfs/namenode&lt;/value&gt;</text:p>
      <text:p text:style-name="P41"><text:s/>&lt;/property&gt;</text:p>
      <text:p text:style-name="P41"><text:s/>&lt;property&gt;</text:p>
      <text:p text:style-name="P41"><text:soft-page-break/><text:s text:c="3"/>&lt;name&gt;dfs.datanode.data.dir&lt;/name&gt;</text:p>
      <text:p text:style-name="P41"><text:s text:c="3"/>&lt;value&gt;file:/usr/local/hadoop_store/hdfs/datanode&lt;/value&gt;</text:p>
      <text:p text:style-name="P41"><text:s/>&lt;/property&gt;</text:p>
      <text:p text:style-name="P41">&lt;/configuration&gt;</text:p>
      <text:p text:style-name="P24"/>
      <text:p text:style-name="P24">4. mapred-site.xml</text:p>
      <text:p text:style-name="P24">===============</text:p>
      <text:p text:style-name="P9"><text:span text:style-name="T6"># vi </text:span><text:span text:style-name="T12">mapred-site.xml</text:span></text:p>
      <text:p text:style-name="P23"/>
      <text:p text:style-name="P42">&lt;configuration&gt;</text:p>
      <text:p text:style-name="P42">&lt;property&gt;</text:p>
      <text:p text:style-name="P42"><text:s text:c="2"/>&lt;name&gt;mapred.job.tracker&lt;/name&gt;</text:p>
      <text:p text:style-name="P42"><text:s text:c="2"/>&lt;value&gt;0.0.0.0:54311&lt;/value&gt;</text:p>
      <text:p text:style-name="P42"><text:s text:c="2"/>&lt;description&gt;The host and port that the MapReduce job tracker runs</text:p>
      <text:p text:style-name="P42"><text:s text:c="2"/>at. <text:s/>If "local", then jobs are run in-process as a single map</text:p>
      <text:p text:style-name="P42"><text:s text:c="2"/>and reduce task.</text:p>
      <text:p text:style-name="P42"><text:s text:c="2"/>&lt;/description&gt;</text:p>
      <text:p text:style-name="P42"><text:s/>&lt;/property&gt;</text:p>
      <text:p text:style-name="P42">&lt;/configuration&gt;</text:p>
      <text:p text:style-name="P25"/>
      <text:p text:style-name="P25">5. ssh_config</text:p>
      <text:p text:style-name="P25">===========</text:p>
      <text:p text:style-name="P26"># vi ssh_config</text:p>
      <text:p text:style-name="P26"/>
      <text:p text:style-name="P43">Host *</text:p>
      <text:p text:style-name="P43"><text:s text:c="2"/>UserKnownHostsFile /dev/null</text:p>
      <text:p text:style-name="P43"><text:s text:c="2"/>StrictHostKeyChecking no</text:p>
      <text:p text:style-name="P43"><text:s text:c="2"/>LogLevel quiet</text:p>
      <text:p text:style-name="P43">Port 2122</text:p>
      <text:p text:style-name="P36"/>
      <text:p text:style-name="P27">6. yarn-site.xml</text:p>
      <text:p text:style-name="P27">============</text:p>
      <text:p text:style-name="P27"/>
      <text:p text:style-name="P28"># vim yarn-site.xml </text:p>
      <text:p text:style-name="P28"/>
      <text:p text:style-name="P44">&lt;configuration&gt;</text:p>
      <text:p text:style-name="P44"><text:s text:c="4"/>&lt;property&gt;</text:p>
      <text:p text:style-name="P44"><text:s text:c="8"/>&lt;name&gt;yarn.nodemanager.aux-services&lt;/name&gt;</text:p>
      <text:p text:style-name="P44"><text:s text:c="8"/>&lt;value&gt;mapreduce_shuffle&lt;/value&gt;</text:p>
      <text:p text:style-name="P44"><text:s text:c="4"/>&lt;/property&gt;</text:p>
      <text:p text:style-name="P44"/>
      <text:p text:style-name="P44"><text:s text:c="4"/>&lt;property&gt;</text:p>
      <text:p text:style-name="P44"><text:s text:c="6"/>&lt;name&gt;yarn.application.classpath&lt;/name&gt;</text:p>
      <text:p text:style-name="P44"><text:s text:c="6"/>&lt;value&gt;/usr/local/hadoop/etc/hadoop, /usr/local/hadoop/share/hadoop/common/*, /usr/local/hadoop/share/hadoop/common/lib/*, /usr/local/hadoop/share/hadoop/hdfs/*, <text:soft-page-break/>/usr/local/hadoop/share/hadoop/hdfs/lib/*, /usr/local/hadoop/share/hadoop/mapreduce/*, /usr/local/hadoop/share/hadoop/mapreduce/lib/*, /usr/local/hadoop/share/hadoop/yarn/*, /usr/local/hadoop/share/hadoop/yarn/lib/*&lt;/value&gt;</text:p>
      <text:p text:style-name="P44"><text:s text:c="4"/>&lt;/property&gt;</text:p>
      <text:p text:style-name="P44"/>
      <text:p text:style-name="P44"><text:s text:c="4"/>&lt;property&gt;</text:p>
      <text:p text:style-name="P44"><text:s text:c="4"/>&lt;description&gt;</text:p>
      <text:p text:style-name="P44"><text:s text:c="6"/>Number of seconds after an application finishes before the nodemanager's</text:p>
      <text:p text:style-name="P44"><text:s text:c="6"/>DeletionService will delete the application's localized file directory</text:p>
      <text:p text:style-name="P44"><text:s text:c="6"/>and log directory.</text:p>
      <text:p text:style-name="P44"/>
      <text:p text:style-name="P44"><text:s text:c="6"/>To diagnose Yarn application problems, set this property's value large</text:p>
      <text:p text:style-name="P44"><text:s text:c="6"/>enough (for example, to 600 = 10 minutes) to permit examination of these</text:p>
      <text:p text:style-name="P44"><text:s text:c="6"/>directories. After changing the property's value, you must restart the</text:p>
      <text:p text:style-name="P44"><text:s text:c="6"/>nodemanager in order for it to have an effect.</text:p>
      <text:p text:style-name="P44"/>
      <text:p text:style-name="P44"><text:s text:c="6"/>The roots of Yarn applications' work directories is configurable with</text:p>
      <text:p text:style-name="P44"><text:s text:c="6"/>the yarn.nodemanager.local-dirs property (see below), and the roots</text:p>
      <text:p text:style-name="P44"><text:s text:c="6"/>of the Yarn applications' log directories is configurable with the</text:p>
      <text:p text:style-name="P44"><text:s text:c="6"/>yarn.nodemanager.log-dirs property (see also below).</text:p>
      <text:p text:style-name="P44"><text:s text:c="4"/>&lt;/description&gt;</text:p>
      <text:p text:style-name="P44"><text:s text:c="4"/>&lt;name&gt;yarn.nodemanager.delete.debug-delay-sec&lt;/name&gt;</text:p>
      <text:p text:style-name="P44"><text:s text:c="4"/>&lt;value&gt;600&lt;/value&gt;</text:p>
      <text:p text:style-name="P44"><text:s text:c="2"/>&lt;/property&gt;</text:p>
      <text:p text:style-name="P44"/>
      <text:p text:style-name="P44">&lt;/configuration&gt;</text:p>
      <text:p text:style-name="P14"/>
      <text:p text:style-name="P19"><text:span text:style-name="T21">7. Dockerfile</text:span></text:p>
      <text:p text:style-name="P29">==========</text:p>
      <text:p text:style-name="P7"><text:span text:style-name="T15"><text:tab/>Dockerfile is the heart of the docker images. </text:span></text:p>
      <text:p text:style-name="P15"/>
      <text:p text:style-name="P16"><text:tab/>By Using Dockerfile, we are going to build the docker image …</text:p>
      <text:p text:style-name="P16"><text:span text:style-name="T4"/></text:p>
      <text:p text:style-name="P34"><text:span text:style-name="T17">Requirements to run the hadoop: </text:span></text:p>
      <text:p text:style-name="P11"/>
      <text:list xml:id="list502490595" text:style-name="L2">
        <text:list-item>
          <text:p text:style-name="P12"><text:span text:style-name="T16"><text:s/>java</text:span></text:p>
        </text:list-item>
        <text:list-item>
          <text:p text:style-name="P12"><text:span text:style-name="T16"><text:s/>ssh</text:span> <text:s text:c="13"/></text:p>
          <text:p text:style-name="P30"/>
        </text:list-item>
      </text:list>
      <text:p text:style-name="P8"><text:span text:style-name="T6"># vi Dockerfile</text:span></text:p>
      <text:p text:style-name="P31"/>
      <text:p text:style-name="P38"># Creates pseudo distributed hadoop 2.6.0 on Ubuntu 14.04</text:p>
      <text:p text:style-name="P38">#</text:p>
      <text:p text:style-name="P38"># docker build -t sequenceiq/hadoop-ubuntu:2.6.0 .</text:p>
      <text:p text:style-name="P38"/>
      <text:p text:style-name="P38">FROM ubuntu:16.04</text:p>
      <text:p text:style-name="P38"><text:soft-page-break/>#MAINTAINER SequenceIQ</text:p>
      <text:p text:style-name="P38"/>
      <text:p text:style-name="P38">USER root</text:p>
      <text:p text:style-name="P38"/>
      <text:p text:style-name="P38"># install dev tools</text:p>
      <text:p text:style-name="P38">RUN apt-get update</text:p>
      <text:p text:style-name="P38">RUN apt-get install -y curl tar sudo openssh-server openssh-client rsync</text:p>
      <text:p text:style-name="P38"/>
      <text:p text:style-name="P38"># passwordless ssh</text:p>
      <text:p text:style-name="P38">RUN rm -f /etc/ssh/ssh_host_dsa_key /etc/ssh/ssh_host_rsa_key /root/.ssh/id_rsa</text:p>
      <text:p text:style-name="P38">RUN ssh-keygen -q -N "" -t dsa -f /etc/ssh/ssh_host_dsa_key</text:p>
      <text:p text:style-name="P38">RUN ssh-keygen -q -N "" -t rsa -f /etc/ssh/ssh_host_rsa_key</text:p>
      <text:p text:style-name="P38">RUN ssh-keygen -q -N "" -t rsa -f /root/.ssh/id_rsa</text:p>
      <text:p text:style-name="P38">RUN cp /root/.ssh/id_rsa.pub /root/.ssh/authorized_keys</text:p>
      <text:p text:style-name="P38"/>
      <text:p text:style-name="P38"/>
      <text:p text:style-name="P38"># java</text:p>
      <text:p text:style-name="P38"/>
      <text:p text:style-name="P38">RUN apt-get update -y</text:p>
      <text:p text:style-name="P38">RUN apt-get install software-properties-common -y</text:p>
      <text:p text:style-name="P38">RUN apt-add-repository ppa:webupd8team/java -y</text:p>
      <text:p text:style-name="P38">RUN apt-get update -y</text:p>
      <text:p text:style-name="P38"/>
      <text:p text:style-name="P38">####automatically agreeing on oracle license agreement that normally pops up while installing java8</text:p>
      <text:p text:style-name="P38">RUN echo debconf shared/accepted-oracle-license-v1-1 select true | debconf-set-selections</text:p>
      <text:p text:style-name="P38">RUN echo debconf shared/accepted-oracle-license-v1-1 seen true | debconf-set-selections</text:p>
      <text:p text:style-name="P38"/>
      <text:p text:style-name="P38">RUN apt-get install -y oracle-java8-installer</text:p>
      <text:p text:style-name="P38"/>
      <text:p text:style-name="P38">ENV JAVA_HOME /usr/lib/jvm/java-8-oracle/</text:p>
      <text:p text:style-name="P38"/>
      <text:p text:style-name="P38"># hadoop</text:p>
      <text:p text:style-name="P46">RUN wget http://mirrors.sonic.net/apache/hadoop/common/hadoop-<text:span text:style-name="T18">2.9.1</text:span>/hadoop-2.<text:span text:style-name="T18">9.1</text:span>.tar.gz</text:p>
      <text:p text:style-name="P38">RUN tar -xvf hadoop-2.<text:span text:style-name="T18">9.1</text:span>.tar.gz</text:p>
      <text:p text:style-name="P38">RUN mv hadoop-2.<text:span text:style-name="T18">9.1</text:span> /usr/local/</text:p>
      <text:p text:style-name="P38">RUN cd /usr/local &amp;&amp; ln -s ./hadoop-2.<text:span text:style-name="T18">9.1</text:span> hadoop</text:p>
      <text:p text:style-name="P38"/>
      <text:p text:style-name="P38">ENV HADOOP_PREFIX /usr/local/hadoop</text:p>
      <text:p text:style-name="P38">RUN sed -i '/^export JAVA_HOME/ s:.*:export JAVA_HOME=/usr/lib/jvm/java-8-oracle\nexport HADOOP_PREFIX=/usr/local/hadoop\nexport HADOOP_HOME=/usr/local/hadoop\n:' $HADOOP_PREFIX/etc/hadoop/hadoop-env.sh</text:p>
      <text:p text:style-name="P38">RUN sed -i '/^export HADOOP_CONF_DIR/ s:.*:export HADOOP_CONF_DIR=/usr/local/hadoop/etc/hadoop/:' $HADOOP_PREFIX/etc/hadoop/hadoop-env.sh</text:p>
      <text:p text:style-name="P38"><text:soft-page-break/>#RUN . $HADOOP_PREFIX/etc/hadoop/hadoop-env.sh</text:p>
      <text:p text:style-name="P38"/>
      <text:p text:style-name="P38">RUN mkdir $HADOOP_PREFIX/input</text:p>
      <text:p text:style-name="P38">RUN cp $HADOOP_PREFIX/etc/hadoop/*.xml $HADOOP_PREFIX/input</text:p>
      <text:p text:style-name="P38"/>
      <text:p text:style-name="P38"># pseudo distributed</text:p>
      <text:p text:style-name="P38">ADD core-site.xml.template $HADOOP_PREFIX/etc/hadoop/core-site.xml.template</text:p>
      <text:p text:style-name="P38">RUN sed s/HOSTNAME/localhost/ /usr/local/hadoop/etc/hadoop/core-site.xml.template &gt; /usr/local/hadoop/etc/hadoop/core-site.xml</text:p>
      <text:p text:style-name="P38">ADD hdfs-site.xml $HADOOP_PREFIX/etc/hadoop/hdfs-site.xml</text:p>
      <text:p text:style-name="P38"/>
      <text:p text:style-name="P38">ADD mapred-site.xml $HADOOP_PREFIX/etc/hadoop/mapred-site.xml</text:p>
      <text:p text:style-name="P38">ADD yarn-site.xml $HADOOP_PREFIX/etc/hadoop/yarn-site.xml</text:p>
      <text:p text:style-name="P38"/>
      <text:p text:style-name="P38">RUN $HADOOP_PREFIX/bin/hdfs namenode -format</text:p>
      <text:p text:style-name="P38"/>
      <text:p text:style-name="P38"># fixing the libhadoop.so like a boss</text:p>
      <text:p text:style-name="P38">RUN rm <text:s/>/usr/local/hadoop/lib/native/*</text:p>
      <text:p text:style-name="P38">RUN curl -Ls http://dl.bintray.com/sequenceiq/sequenceiq-bin/hadoop-native-64-2.<text:span text:style-name="T19">7</text:span>.0.tar | tar -x -C /usr/local/hadoop/lib/native/</text:p>
      <text:p text:style-name="P38"/>
      <text:p text:style-name="P38">ADD ssh_config /root/.ssh/config</text:p>
      <text:p text:style-name="P38">RUN chmod 600 /root/.ssh/config</text:p>
      <text:p text:style-name="P38">RUN chown root:root /root/.ssh/config</text:p>
      <text:p text:style-name="P38"/>
      <text:p text:style-name="P38">ADD bootstrap.sh /etc/bootstrap.sh</text:p>
      <text:p text:style-name="P38">RUN chown root:root /etc/bootstrap.sh</text:p>
      <text:p text:style-name="P38">RUN chmod 700 /etc/bootstrap.sh</text:p>
      <text:p text:style-name="P38"/>
      <text:p text:style-name="P38">ENV BOOTSTRAP /etc/bootstrap.sh</text:p>
      <text:p text:style-name="P38"/>
      <text:p text:style-name="P38"># workingaround docker.io build error</text:p>
      <text:p text:style-name="P38">RUN ls -la /usr/local/hadoop/etc/hadoop/*-env.sh</text:p>
      <text:p text:style-name="P38">RUN chmod +x /usr/local/hadoop/etc/hadoop/*-env.sh</text:p>
      <text:p text:style-name="P38">RUN ls -la /usr/local/hadoop/etc/hadoop/*-env.sh</text:p>
      <text:p text:style-name="P38"/>
      <text:p text:style-name="P38"># fix the 254 error code</text:p>
      <text:p text:style-name="P38">RUN sed <text:s/>-i "/^[^#]*UsePAM/ s/.*/#&amp;/" <text:s/>/etc/ssh/sshd_config</text:p>
      <text:p text:style-name="P38">RUN echo "UsePAM no" &gt;&gt; /etc/ssh/sshd_config</text:p>
      <text:p text:style-name="P38">RUN echo "Port 2122" &gt;&gt; /etc/ssh/<text:span text:style-name="T20">sshd_config</text:span></text:p>
      <text:p text:style-name="P38"/>
      <text:p text:style-name="P38"/>
      <text:p text:style-name="P38">RUN service ssh start &amp;&amp; $HADOOP_PREFIX/etc/hadoop/hadoop-env.sh &amp;&amp; $HADOOP_PREFIX/sbin/start-dfs.sh &amp;&amp; $HADOOP_PREFIX/bin/hdfs dfs -mkdir -p /user/root</text:p>
      <text:p text:style-name="P38"><text:soft-page-break/>RUN service ssh start &amp;&amp; $HADOOP_PREFIX/etc/hadoop/hadoop-env.sh &amp;&amp; $HADOOP_PREFIX/sbin/start-dfs.sh &amp;&amp; $HADOOP_PREFIX/bin/hdfs dfs -put $HADOOP_PREFIX/etc/hadoop/ input</text:p>
      <text:p text:style-name="P38"/>
      <text:p text:style-name="P38"/>
      <text:p text:style-name="P38">EXPOSE 50020 50090 50070 50010 50075 8031 8032 8033 8040 8042 49707 22 8088 8030</text:p>
      <text:p text:style-name="P38"/>
      <text:p text:style-name="P38">RUN jps</text:p>
      <text:p text:style-name="P38">CMD ["/etc/bootstrap.sh", "-d"]</text:p>
      <text:p text:style-name="P38"/>
      <text:p text:style-name="P38"/>
      <text:p text:style-name="P32">Docker Build :</text:p>
      <text:p text:style-name="P32">==========<text:span text:style-name="T27">=</text:span></text:p>
      <text:p text:style-name="P17"><text:s/><text:tab/>Go to the directory (location that contains the above files ),</text:p>
      <text:p text:style-name="P17"/>
      <text:p text:style-name="P45"><text:s/># sudo docker build -f Dockerfile -t edge_hadoop .</text:p>
      <text:p text:style-name="P17"/>
      <text:p text:style-name="P32">Docker Run :</text:p>
      <text:p text:style-name="P33">==========<text:span text:style-name="T22"><text:tab/></text:span></text:p>
      <text:p text:style-name="P32"><text:tab/><text:span text:style-name="T25"># sudo docker run -d -</text:span><text:span text:style-name="T26">v /home/hduser:/home/hduser </text:span><text:span text:style-name="T25">-p 50010:50010 -p 50020:50020 -p 50030:50030 -p 50070:50070 -</text:span><text:span text:style-name="T26">p 50075:50075 -p 50090:50090 -p 54310:54310 -p 54311:54311 edge_hado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4:08:13.331961174</meta:creation-date>
    <meta:generator>LibreOffice/6.0.6.2$Linux_X86_64 LibreOffice_project/00m0$Build-2</meta:generator>
    <dc:date>2018-10-31T11:18:59.307986531</dc:date>
    <meta:editing-duration>PT1H45M21S</meta:editing-duration>
    <meta:editing-cycles>46</meta:editing-cycles>
    <meta:document-statistic meta:table-count="0" meta:image-count="0" meta:object-count="0" meta:page-count="7" meta:paragraph-count="206" meta:word-count="862" meta:character-count="8338" meta:non-whitespace-character-count="7440"/>
  </office:meta>
</office:document-meta>
</file>